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/>
    <style:font-face style:name="Tw Cen MT" svg:font-family="'Tw Cen M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02cm" svg:stroke-color="#ffb6c1" draw:marker-start-width="0.035cm" draw:marker-end-width="0.035cm" svg:stroke-linecap="butt" draw:fill="none" draw:textarea-vertical-align="middle" draw:auto-grow-height="false" draw:fit-to-size="false" style:shrink-to-fit="false" fo:min-height="14.611cm" fo:min-width="0.674cm" fo:padding-top="0.07cm" fo:padding-bottom="0.07cm" fo:padding-left="0.195cm" fo:padding-right="0.195cm" fo:wrap-option="wrap"/>
    </style:style>
    <style:style style:name="gr2" style:family="graphic" style:parent-style-name="standard" style:list-style-name="L1">
      <style:graphic-properties draw:stroke="none" svg:stroke-width="0cm" draw:fill="none" draw:fill-color="#729fc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solid" svg:stroke-width="0.282cm" svg:stroke-color="#8b4513" svg:stroke-linecap="butt" draw:fill="none" draw:fill-color="#00ff00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71cm" svg:stroke-linecap="butt" draw:fill="solid" draw:fill-color="#729fcf" draw:textarea-vertical-align="middle" draw:auto-grow-height="false" draw:fit-to-size="false" style:shrink-to-fit="false" fo:min-height="1.399cm" fo:min-width="0.77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282cm" svg:stroke-color="#8b4513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solid" svg:stroke-width="0.212cm" svg:stroke-color="#00ff00" svg:stroke-linecap="butt" draw:fill="none" draw:textarea-vertical-align="middle" draw:auto-grow-height="false" draw:fit-to-size="false" style:shrink-to-fit="false" fo:min-height="2.113cm" fo:min-width="0.047cm" fo:padding-top="0.125cm" fo:padding-bottom="0.125cm" fo:padding-left="0.25cm" fo:padding-right="0.25cm" fo:wrap-option="wrap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000000"/>
    </style:style>
    <style:style style:name="P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32pt"/>
    </style:style>
    <style:style style:name="P4" style:family="paragraph">
      <loext:graphic-properties draw:fill="none" draw:fill-color="#00ff00"/>
      <style:paragraph-properties fo:text-align="center"/>
      <style:text-properties fo:font-size="18pt"/>
    </style:style>
    <style:style style:name="P5" style:family="paragraph">
      <loext:graphic-properties draw:fill="solid" draw:fill-color="#729fcf"/>
      <style:paragraph-properties fo:text-align="center" style:font-independent-line-spacing="true"/>
      <style:text-properties fo:font-size="18pt"/>
    </style:style>
    <style:style style:name="P6" style:family="paragraph">
      <loext:graphic-properties draw:fill="none"/>
      <style:paragraph-properties fo:text-align="center"/>
      <style:text-properties fo:font-size="18pt"/>
    </style:style>
    <style:style style:name="P7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color="#000000" fo:font-size="32pt"/>
    </style:style>
    <style:style style:name="P8" style:family="paragraph">
      <loext:graphic-properties draw:fill-color="#ffffff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8pt" fo:letter-spacing="normal" fo:language="en" fo:country="US" fo:font-style="normal" fo:text-shadow="none" style:text-underline-style="none" fo:font-weight="bold" style:letter-kerning="true" style:font-name-asian="PingFang SC" style:font-size-asian="18pt" style:font-style-asian="normal" style:font-weight-asian="bold" style:font-name-complex="Arial Unicode MS" style:font-size-complex="1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name="Right Brace 6" draw:style-name="gr1" draw:text-style-name="P1" draw:layer="layout" svg:width="3.32cm" svg:height="15.239cm" draw:transform="rotate (-1.5707963267949) translate (20.32cm 8.151cm)">
          <text:p/>
          <draw:enhanced-geometry draw:mirror-horizontal="false" draw:mirror-vertical="false" draw:text-areas="0 ?f15 ?f14 ?f16" svg:viewBox="0 0 0 0" draw:type="ooxml-rightBrace" draw:modifiers="19454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Box 17" draw:style-name="gr2" draw:text-style-name="P3" draw:layer="layout" svg:width="7.874cm" svg:height="1.013cm" svg:x="8.76cm" svg:y="11.709cm">
          <text:p text:style-name="P2"><text:span text:style-name="T1">Faixa de aplic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4" draw:style-name="gr3" draw:text-style-name="P4" draw:layer="layout" svg:x1="6.35cm" svg:y1="3.833cm" svg:x2="19.05cm" svg:y2="3.892cm">
          <text:p/>
        </draw:line>
        <draw:custom-shape draw:name="Isosceles Triangle 15" draw:style-name="gr4" draw:text-style-name="P5" draw:layer="layout" svg:width="2.539cm" svg:height="3.297cm" svg:x="5.08cm" svg:y="4.852cm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Straight Connector 25" draw:style-name="gr5" draw:text-style-name="P6" draw:layer="layout" svg:x1="6.35cm" svg:y1="3.833cm" svg:x2="6.35cm" svg:y2="4.777cm">
          <text:p/>
        </draw:line>
        <draw:line draw:name="Straight Connector 27" draw:style-name="gr5" draw:text-style-name="P6" draw:layer="layout" svg:x1="8.89cm" svg:y1="3.833cm" svg:x2="8.89cm" svg:y2="4.777cm">
          <text:p/>
        </draw:line>
        <draw:line draw:name="Straight Connector 28" draw:style-name="gr5" draw:text-style-name="P6" draw:layer="layout" svg:x1="11.43cm" svg:y1="3.833cm" svg:x2="11.43cm" svg:y2="4.777cm">
          <text:p/>
        </draw:line>
        <draw:line draw:name="Straight Connector 29" draw:style-name="gr5" draw:text-style-name="P6" draw:layer="layout" svg:x1="13.97cm" svg:y1="3.833cm" svg:x2="13.97cm" svg:y2="4.777cm">
          <text:p/>
        </draw:line>
        <draw:line draw:name="Straight Connector 30" draw:style-name="gr5" draw:text-style-name="P6" draw:layer="layout" svg:x1="16.51cm" svg:y1="3.833cm" svg:x2="16.51cm" svg:y2="4.777cm">
          <text:p/>
        </draw:line>
        <draw:line draw:name="Straight Connector 31" draw:style-name="gr5" draw:text-style-name="P6" draw:layer="layout" svg:x1="19.05cm" svg:y1="3.833cm" svg:x2="19.05cm" svg:y2="4.777cm">
          <text:p/>
        </draw:line>
        <draw:custom-shape draw:name="Isosceles Triangle 32" draw:style-name="gr4" draw:text-style-name="P5" draw:layer="layout" svg:width="2.539cm" svg:height="3.297cm" svg:x="7.62cm" svg:y="4.852cm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33" draw:style-name="gr4" draw:text-style-name="P5" draw:layer="layout" svg:width="2.539cm" svg:height="3.297cm" svg:x="10.16cm" svg:y="4.852cm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34" draw:style-name="gr4" draw:text-style-name="P5" draw:layer="layout" svg:width="2.539cm" svg:height="3.297cm" svg:x="12.7cm" svg:y="4.852cm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35" draw:style-name="gr4" draw:text-style-name="P5" draw:layer="layout" svg:width="2.539cm" svg:height="3.297cm" svg:x="15.24cm" svg:y="4.852cm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36" draw:style-name="gr4" draw:text-style-name="P5" draw:layer="layout" svg:width="2.539cm" svg:height="3.297cm" svg:x="17.78cm" svg:y="4.852cm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TextBox 16" draw:style-name="gr6" draw:text-style-name="P7" draw:layer="layout" svg:width="10.159cm" svg:height="1.013cm" svg:x="2.54cm" svg:y="6.08cm">
          <text:p text:style-name="P2"><text:span text:style-name="T1">Espa</text:span><text:span text:style-name="T2">çamento entre bic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Brace 5" draw:style-name="gr7" draw:text-style-name="P1" draw:layer="layout" svg:width="1.547cm" svg:height="2.539cm" draw:transform="rotate (-1.5707963267949) translate (8.888cm 4.597cm)">
          <text:p/>
          <draw:enhanced-geometry draw:mirror-horizontal="true" draw:mirror-vertical="false" draw:text-areas="0 ?f15 ?f14 ?f16" svg:viewBox="0 0 0 0" draw:type="ooxml-rightBrace" draw:modifiers="19454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/>
    <style:font-face style:name="Tw Cen MT" svg:font-family="'Tw Cen M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9-21T15:48:25.911708082</meta:creation-date>
    <dc:date>2020-09-21T17:07:06.973428340</dc:date>
    <meta:editing-duration>PT58M19S</meta:editing-duration>
    <meta:editing-cycles>1</meta:editing-cycles>
    <meta:document-statistic meta:object-count="40"/>
    <meta:generator>LibreOffice/6.4.5.2$MacOSX_X86_64 LibreOffice_project/a726b36747cf2001e06b58ad5db1aa3a9a1872d6</meta:generator>
  </office:meta>
</office:document-meta>
</file>